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etFactory.createFormSet( ValidatorResources resources , String language , String country , String varia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mSetFactory.createObjec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SetFactory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